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406cm"/>
    </style:style>
    <style:style style:name="co2" style:family="table-column">
      <style:table-column-properties fo:break-before="auto" style:column-width="5.038cm"/>
    </style:style>
    <style:style style:name="co3" style:family="table-column">
      <style:table-column-properties fo:break-before="auto" style:column-width="2.258cm"/>
    </style:style>
    <style:style style:name="co4" style:family="table-column">
      <style:table-column-properties fo:break-before="auto" style:column-width="6.865cm"/>
    </style:style>
    <style:style style:name="co5" style:family="table-column">
      <style:table-column-properties fo:break-before="auto" style:column-width="6.884cm"/>
    </style:style>
    <style:style style:name="ro1" style:family="table-row">
      <style:table-row-properties style:row-height="0.452cm" fo:break-before="auto" style:use-optimal-row-height="true"/>
    </style:style>
    <style:style style:name="ro2" style:family="table-row">
      <style:table-row-properties style:row-height="15.833cm" fo:break-before="auto" style:use-optimal-row-height="true"/>
    </style:style>
    <style:style style:name="ro3" style:family="table-row">
      <style:table-row-properties style:row-height="6.369cm" fo:break-before="auto" style:use-optimal-row-height="true"/>
    </style:style>
    <style:style style:name="ro4" style:family="table-row">
      <style:table-row-properties style:row-height="5.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style>
    <style:style style:name="ce2" style:family="table-cell" style:parent-style-name="Default">
      <style:table-cell-properties fo:wrap-option="wrap" style:vertical-align="top"/>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4" table:default-cell-style-name="ce1"/>
        <table:table-column table:style-name="co5" table:default-cell-style-name="ce1"/>
        <table:table-column table:style-name="co3" table:number-columns-repeated="1018" table:default-cell-style-name="ce1"/>
        <table:table-row table:style-name="ro1" table:number-rows-repeated="2">
          <table:table-cell table:number-columns-repeated="1024"/>
        </table:table-row>
        <table:table-row table:style-name="ro1">
          <table:table-cell table:style-name="ce2" office:value-type="string" calcext:value-type="string">
            <text:p>Refined Problem Statement</text:p>
          </table:table-cell>
          <table:table-cell table:style-name="ce2" office:value-type="string" calcext:value-type="string">
            <text:p>Scope of Work Document</text:p>
          </table:table-cell>
          <table:table-cell table:style-name="ce2" office:value-type="string" calcext:value-type="string">
            <text:p>Output</text:p>
          </table:table-cell>
          <table:table-cell table:style-name="ce2"/>
          <table:table-cell table:style-name="ce2" office:value-type="string" calcext:value-type="string">
            <text:p>Soution Document</text:p>
          </table:table-cell>
          <table:table-cell table:style-name="ce2" office:value-type="string" calcext:value-type="string">
            <text:p>Output</text:p>
          </table:table-cell>
          <table:table-cell table:style-name="ce2" table:number-columns-repeated="1018"/>
        </table:table-row>
        <table:table-row table:style-name="ro1">
          <table:table-cell table:number-columns-repeated="1024"/>
        </table:table-row>
        <table:table-row table:style-name="ro2">
          <table:table-cell office:value-type="string" calcext:value-type="string">
            <text:p>The central government of Bulgaria has multiple citizen benefiaciary schemes, but the citizens have no way to know about them.Access to citizen phone numbers does not exist. Billions in goverment aid is lost every year. </text:p>
          </table:table-cell>
          <table:table-cell office:value-type="string" calcext:value-type="string">
            <text:p>Agent:</text:p>
            <text:p>Role:provide best technology based solution based on problem statement</text:p>
            <text:p>Goal : Provide clear overview of how the problem will be solved.</text:p>
            <text:p>Backstory: You are an expert technology consultant that gives advisory on technology solutions to problems faced by governments. </text:p>
          </table:table-cell>
          <table:table-cell office:value-type="string" calcext:value-type="string">
            <text:p>Chain of thought and Action:</text:p>
            <text:p><text:span text:style-name="T1">Thought</text:span>: To provide a comprehensive and well-informed scope of work document, I need to gather information on similar government projects that have successfully implemented technology solutions to disseminate information about citizen beneficiary schemes. Specifically, I will look for case studies or reports on how other governments have addressed similar issues.  I will start by searching for relevant projects on government websites or portals that document these initiatives.   <text:span text:style-name="T1">Action</text:span>: Search in a specific website Action Input: {"search_query": "successful government projects for citizen beneficiary schemes information dissemination", "website": "https://www.worldbank.org"} </text:p>
          </table:table-cell>
          <table:table-cell/>
          <table:table-cell office:value-type="string" calcext:value-type="string">
            <text:p>Agent:role='solution architect &amp; Chief technology officer'</text:p>
            <text:p>goal='provide a clear high level and low level details on technology implementation.</text:p>
            <text:p>Backstory = you are an expert solution architect that takes a scope of work document to detailed solution document for government projects.</text:p>
            <text:p/>
          </table:table-cell>
          <table:table-cell office:value-type="string" calcext:value-type="string">
            <text:p>Chain of thought and Action:</text:p>
            <text:p>To draft a detailed solution document with both high-level and low-level implementation details, we need to gather more information on how similar government projects were implemented, specifically India's Direct Benefit Transfer (DBT) System, Kenya's Huduma Centres, and Estonia's E-Government System. We will use the tool to search for relevant implementation details on these systems.  </text:p>
            <text:p>### Step-by-Step Plan:</text:p>
            <text:p>  1. **Search for Implementation Details of India's Direct Benefit Transfer (DBT) System.</text:p>
            <text:p>** 2. **Search for Implementation Details of Kenya's Huduma Centres.** </text:p>
            <text:p>3. **Search for Implementation Details of Estonia's E-Government System.** </text:p>
            <text:p> Let's start with the first search.  </text:p>
            <text:p><text:span text:style-name="T1">Thought</text:span>: I need to gather detailed implementation information about India's Direct Benefit Transfer (DBT) System. </text:p>
            <text:p><text:span text:style-name="T1">Action</text:span>: Search in a specific website Action Input: {"search_query": "Direct Benefit Transfer (DBT) System implementation", "website": "https://www.india.gov.in"}   </text:p>
            <text:p> Relevant Content:   </text:p>
            <text:p><text:span text:style-name="T1">Thought</text:span>: I have gathered information on India's Direct Benefit Transfer (DBT) System. Next, I need to gather detailed implementation information on Kenya's Huduma Centres.</text:p>
            <text:p>  <text:span text:style-name="T2">Action</text:span>: Search in a specific website <text:span text:style-name="T1">Action</text:span> Input: {"search_query": "Huduma Centres implementation", "website": "<text:a xlink:href="https://www.hudumakenya/" xlink:type="simple">https://www.hudumakenya</text:a>.go.ke"} </text:p>
          </table:table-cell>
          <table:table-cell table:number-columns-repeated="1018"/>
        </table:table-row>
        <table:table-row table:style-name="ro3">
          <table:table-cell/>
          <table:table-cell office:value-type="string" office:string-value="Task:&#10;Description&#10;Write a detailed scope of work documentation &#10;that gives technology centered solution for:&#10;     {problem_statement} &#10;A detailed scope of work document with well formatted sections&#10; take inspiration from government projects that&#10;have worked in the past across geographies.&#10; Give these as citations in the scope of work document." calcext:value-type="string">
            <text:p>Task:</text:p>
            <text:p>Description</text:p>
            <text:p>Write a detailed scope of work documentation </text:p>
            <text:p>that gives technology centered solution for:</text:p>
            <text:p>     {problem_statement} </text:p>
            <text:p>A detailed scope of work document with well formatted sections</text:p>
            <text:p> take inspiration from government projects that</text:p>
            <text:p>have worked in the past across geographies.</text:p>
            <text:p> Give these as citations in the scope of work document.</text:p>
          </table:table-cell>
          <table:table-cell office:value-type="string" calcext:value-type="string">
            <text:p>Please check : scope_of_work.md file</text:p>
          </table:table-cell>
          <table:table-cell/>
          <table:table-cell office:value-type="string" calcext:value-type="string">
            <text:p>Task:</text:p>
            <text:p>Write a solution document that gives both high level and low level implementation plan given the scope of work document:     </text:p>
            <text:p>{input_sow}</text:p>
            <text:p> You should see how implementations from the citations in {input_sow} were done and draw inspiration.</text:p>
            <text:p> Draw a  system architecture focussing on a high level modules and low level modules</text:p>
          </table:table-cell>
          <table:table-cell office:value-type="string" calcext:value-type="string">
            <text:p>Please check solution_document.md file</text:p>
          </table:table-cell>
          <table:table-cell table:number-columns-repeated="1018"/>
        </table:table-row>
        <table:table-row table:style-name="ro4">
          <table:table-cell/>
          <table:table-cell office:value-type="string" calcext:value-type="string">
            <text:p>Expected Output:</text:p>
            <text:p>A detailed scope of work document with well formatted sections take inspiration from government projects </text:p>
            <text:p>that   have worked in the past across geographies. Give these as citations in the scope of work document.</text:p>
            <text:p>Create sections based on how other scope of work documents are built for similar problem statements</text:p>
          </table:table-cell>
          <table:table-cell table:number-columns-repeated="2"/>
          <table:table-cell office:value-type="string" calcext:value-type="string">
            <text:p>Expected Output</text:p>
            <text:p>A detailed solution document with well formatted sections like high level technology design, implementation plan,  </text:p>
            <text:p> Use technical resources to draw system architecture diagram for each module needed to implement sultion at scale. </text:p>
            <text:p> Also give details on technology decisions, resources required and other sections you think a solution document should have.   </text:p>
            <text:p> Make sure to elabotate each section so that it is self explanatory to someone who wants to implement this solution</text:p>
          </table:table-cell>
          <table:table-cell table:number-columns-repeated="1019"/>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1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8-19T12:23:14.255867455</meta:creation-date>
    <dc:date>2024-08-19T13:04:28.475730475</dc:date>
    <meta:editing-duration>PT8M32S</meta:editing-duration>
    <meta:editing-cycles>1</meta:editing-cycles>
    <meta:document-statistic meta:table-count="1" meta:cell-count="16" meta:object-count="0"/>
    <meta:generator>LibreOffice/6.4.7.2$Linux_X86_64 LibreOffice_project/40$Build-2</meta:generator>
  </office:meta>
</office:document-meta>
</file>